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libri Greek1" svg:font-family="'Calibri Greek'"/>
    <style:font-face style:name="Symbol1" svg:font-family="Symbol"/>
    <style:font-face style:name="Arial" svg:font-family="Arial" style:font-pitch="variable"/>
    <style:font-face style:name="Calibri" svg:font-family="Calibri" style:font-pitch="variable"/>
    <style:font-face style:name="Calibri Greek" svg:font-family="'Calibri Greek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1.83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6" style:family="graphic" style:parent-style-name="standard">
      <style:graphic-properties draw:stroke="none" draw:fill="none" draw:textarea-vertical-align="middle" fo:min-height="0.762cm" fo:min-width="2.54cm" fo:padding-top="0.141cm" fo:padding-bottom="0.141cm" fo:padding-left="0.141cm" fo:padding-right="0.141cm"/>
    </style:style>
    <style:style style:name="gr7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2.618cm" fo:min-width="2.54cm" fo:padding-top="0.071cm" fo:padding-bottom="0.071cm" fo:padding-left="0.071cm" fo:padding-right="0.071cm"/>
    </style:style>
    <style:style style:name="gr9" style:family="graphic" style:parent-style-name="standard">
      <style:graphic-properties draw:stroke="none" draw:fill="none" draw:textarea-vertical-align="middle" fo:min-height="0.339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1.808cm" fo:min-width="2.54cm" fo:padding-top="0.071cm" fo:padding-bottom="0.071cm" fo:padding-left="0.071cm" fo:padding-right="0.071cm"/>
    </style:style>
    <style:style style:name="gr11" style:family="graphic" style:parent-style-name="standard">
      <style:graphic-properties draw:stroke="none" draw:fill="none" draw:textarea-vertical-align="middle" fo:min-height="1.32cm" fo:min-width="2.54cm" fo:padding-top="0.071cm" fo:padding-bottom="0.071cm" fo:padding-left="0.071cm" fo:padding-right="0.071cm"/>
    </style:style>
    <style:style style:name="gr12" style:family="graphic" style:parent-style-name="standard">
      <style:graphic-properties draw:stroke="none" draw:fill="none" draw:textarea-vertical-align="middle" fo:min-height="1.843cm" fo:min-width="2.54cm" fo:padding-top="0.071cm" fo:padding-bottom="0.071cm" fo:padding-left="0.071cm" fo:padding-right="0.071cm"/>
    </style:style>
    <style:style style:name="gr13" style:family="graphic" style:parent-style-name="standard">
      <style:graphic-properties draw:stroke="none" draw:fill="none" draw:textarea-vertical-align="middle" fo:min-height="3.81cm" fo:min-width="2.54cm" fo:padding-top="0.141cm" fo:padding-bottom="0.141cm" fo:padding-left="0.141cm" fo:padding-right="0.141cm"/>
    </style:style>
    <style:style style:name="gr14" style:family="graphic" style:parent-style-name="standard">
      <style:graphic-properties draw:stroke="none" draw:fill="none" draw:textarea-vertical-align="middle" fo:min-height="7.235cm" fo:min-width="2.54cm" fo:padding-top="0.071cm" fo:padding-bottom="0.071cm" fo:padding-left="0.071cm" fo:padding-right="0.071cm"/>
    </style:style>
    <style:style style:name="gr15" style:family="graphic" style:parent-style-name="standard">
      <style:graphic-properties draw:fill-color="#b2b2b2" draw:textarea-horizontal-align="justify" draw:textarea-vertical-align="middle" draw:auto-grow-height="false" fo:min-height="1.094cm" fo:min-width="0.914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65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5" style:family="paragraph">
      <style:paragraph-properties fo:margin-left="0cm" fo:margin-right="0cm" fo:margin-top="0cm" fo:margin-bottom="0cm" fo:line-height="120%" fo:text-align="end" fo:text-indent="0cm"/>
    </style:style>
    <style:style style:name="P6" style:family="paragraph">
      <style:paragraph-properties fo:margin-left="-1.501cm" fo:margin-right="0cm" fo:margin-top="0cm" fo:margin-bottom="0.353cm" fo:line-height="100%" fo:text-align="start" fo:text-indent="0.75cm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style:paragraph-properties fo:text-align="center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color="#000000" style:font-name="Arial1" fo:font-size="8pt" style:font-name-asian="Arial1" style:font-size-asian="8pt" style:font-name-complex="Arial1" style:font-size-complex="8pt"/>
    </style:style>
    <style:style style:name="T2" style:family="text">
      <style:text-properties fo:color="#000000" style:font-name="Arial1" fo:font-size="10pt" fo:background-color="#ffffff" style:font-name-asian="Arial1" style:font-size-asian="10pt" style:font-name-complex="Arial1" style:font-size-complex="10pt"/>
    </style:style>
    <style:style style:name="T3" style:family="text">
      <style:text-properties fo:color="#000000" style:font-name="Calibri Greek1" fo:font-size="10pt" fo:background-color="#ffffff" style:font-name-asian="Calibri Greek1" style:font-size-asian="10pt" style:font-name-complex="Calibri Greek1" style:font-size-complex="10pt"/>
    </style:style>
    <style:style style:name="T4" style:family="text">
      <style:text-properties fo:color="#000000" style:font-name="Arial1" fo:font-size="8pt" fo:background-color="#ffffff" style:font-name-asian="Arial1" style:font-size-asian="8pt" style:font-name-complex="Arial1" style:font-size-complex="8pt"/>
    </style:style>
    <style:style style:name="T5" style:family="text">
      <style:text-properties fo:color="#000000" style:font-name="Calibri Greek1" fo:font-size="11pt" style:font-name-asian="Calibri Greek1" style:font-size-asian="11pt" style:font-name-complex="Calibri Greek1" style:font-size-complex="11pt"/>
    </style:style>
    <style:style style:name="T6" style:family="text">
      <style:text-properties fo:color="#000000" style:font-name="Calibri1" fo:font-size="11pt" style:font-name-asian="Calibri1" style:font-size-asian="11pt" style:font-name-complex="Calibri1" style:font-size-complex="11pt"/>
    </style:style>
    <style:style style:name="T7" style:family="text">
      <style:text-properties fo:color="#000000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8" style:family="text">
      <style:text-properties fo:color="#000000" style:font-name="Arial1" fo:font-size="10pt" style:font-name-asian="Arial1" style:font-size-asian="10pt" style:font-name-complex="Arial1" style:font-size-complex="10pt"/>
    </style:style>
    <style:style style:name="T9" style:family="text">
      <style:text-properties fo:color="#000000" style:font-name="Calibri Greek1" fo:font-size="10pt" fo:font-weight="bold" style:font-name-asian="Calibri Greek1" style:font-size-asian="10pt" style:font-weight-asian="bold" style:font-name-complex="Calibri Greek1" style:font-size-complex="10pt" style:font-weight-complex="bold"/>
    </style:style>
    <style:style style:name="T10" style:family="text">
      <style:text-properties fo:color="#000000" style:font-name="Calibri1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T11" style:family="text">
      <style:text-properties fo:color="#000000" style:font-name="Calibri1" fo:font-size="10pt" style:font-name-asian="Calibri1" style:font-size-asian="10pt" style:font-name-complex="Calibri1" style:font-size-complex="10pt"/>
    </style:style>
    <style:style style:name="T12" style:family="text">
      <style:text-properties fo:color="#000000" style:font-name="Arial1" fo:font-size="9pt" style:font-name-asian="Arial1" style:font-size-asian="9pt" style:font-name-complex="Arial1" style:font-size-complex="9pt"/>
    </style:style>
    <style:style style:name="T13" style:family="text">
      <style:text-properties fo:color="#000000" style:font-name="Symbol1" fo:font-size="10pt" fo:font-weight="bold" style:font-name-asian="Symbol1" style:font-size-asian="10pt" style:font-weight-asian="bold" style:font-name-complex="Symbol1" style:font-size-complex="10pt" style:font-weight-complex="bold"/>
    </style:style>
    <style:style style:name="T14" style:family="text">
      <style:text-properties fo:color="#000000" style:font-name="Calibri1" fo:font-size="10pt" fo:font-style="italic" fo:font-weight="bold" style:font-name-asian="Calibri1" style:font-size-asian="10pt" style:font-style-asian="italic" style:font-weight-asian="bold" style:font-name-complex="Calibri1" style:font-size-complex="10pt" style:font-style-complex="italic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g>
          <draw:g>
            <draw:polygon draw:style-name="gr1" draw:text-style-name="P1" draw:layer="layout" svg:width="3.3cm" svg:height="1.98cm" svg:x="2.35cm" svg:y="6.26cm" svg:viewBox="0 0 3301 1981" draw:points="0,1981 3301,1981 3301,0 0,0">
              <text:p/>
            </draw:polygon>
            <draw:polygon draw:style-name="gr2" draw:text-style-name="P2" draw:layer="layout" svg:width="3.3cm" svg:height="1.98cm" svg:x="2.35cm" svg:y="6.26cm" svg:viewBox="0 0 3301 1981" draw:points="0,1981 3301,1981 3301,0 0,0">
              <text:p/>
            </draw:polygon>
          </draw:g>
          <draw:frame draw:style-name="gr3" draw:text-style-name="P2" draw:layer="layout" svg:width="3.3cm" svg:height="1.985cm" svg:x="2.35cm" svg:y="6.258cm">
            <draw:text-box>
              <text:p text:style-name="P3"><text:span text:style-name="T1">Данные группируются по: -дате доставки</text:span><text:span text:style-name="T1"><text:line-break/></text:span><text:span text:style-name="T1">-направлению</text:span><text:span text:style-name="T1"><text:line-break/></text:span><text:span text:style-name="T1">-приоритету</text:span><text:span text:style-name="T1"><text:line-break/></text:span><text:span text:style-name="T1">-складу</text:span></text:p>
            </draw:text-box>
          </draw:frame>
        </draw:g>
        <draw:g>
          <draw:g>
            <draw:polygon draw:style-name="gr1" draw:text-style-name="P1" draw:layer="layout" svg:width="2.5cm" svg:height="1.5cm" svg:x="6cm" svg:y="3cm" svg:viewBox="0 0 2501 1501" draw:points="0,1501 2501,1501 2501,0 0,0">
              <text:p/>
            </draw:polygon>
            <draw:polygon draw:style-name="gr2" draw:text-style-name="P2" draw:layer="layout" svg:width="2.5cm" svg:height="1.5cm" svg:x="6cm" svg:y="3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6cm" svg:y="3cm">
            <draw:text-box>
              <text:p text:style-name="P3"><text:span text:style-name="T1">Группа А</text:span></text:p>
            </draw:text-box>
          </draw:frame>
        </draw:g>
        <draw:g>
          <draw:g>
            <draw:polygon draw:style-name="gr1" draw:text-style-name="P1" draw:layer="layout" svg:width="2.5cm" svg:height="1.5cm" svg:x="8.25cm" svg:y="6.5cm" svg:viewBox="0 0 2501 1501" draw:points="0,1501 2501,1501 2501,0 0,0">
              <text:p/>
            </draw:polygon>
            <draw:polygon draw:style-name="gr2" draw:text-style-name="P2" draw:layer="layout" svg:width="2.5cm" svg:height="1.5cm" svg:x="8.25cm" svg:y="6.5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8.25cm" svg:y="6.5cm">
            <draw:text-box>
              <text:p text:style-name="P3"><text:span text:style-name="T1">Группа В</text:span></text:p>
            </draw:text-box>
          </draw:frame>
        </draw:g>
        <draw:g>
          <draw:g>
            <draw:polygon draw:style-name="gr1" draw:text-style-name="P1" draw:layer="layout" svg:width="2.5cm" svg:height="1.5cm" svg:x="3.5cm" svg:y="10.5cm" svg:viewBox="0 0 2501 1501" draw:points="0,1501 2501,1501 2501,0 0,0">
              <text:p/>
            </draw:polygon>
            <draw:polygon draw:style-name="gr2" draw:text-style-name="P2" draw:layer="layout" svg:width="2.5cm" svg:height="1.5cm" svg:x="3.5cm" svg:y="10.5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3.5cm" svg:y="10.5cm">
            <draw:text-box>
              <text:p text:style-name="P3"><text:span text:style-name="T1">Группа С</text:span></text:p>
            </draw:text-box>
          </draw:frame>
        </draw:g>
        <draw:g>
          <draw:line draw:style-name="gr5" draw:text-style-name="P2" draw:layer="layout" svg:x1="5.65cm" svg:y1="7.25cm" svg:x2="8.25cm" svg:y2="7.25cm">
            <text:p/>
          </draw:line>
          <draw:frame draw:style-name="gr6" draw:text-style-name="P2" draw:layer="layout" svg:width="2.106cm" svg:height="1.092cm" svg:x="5.897cm" svg:y="6.704cm">
            <draw:text-box>
              <text:p text:style-name="P3"><text:span text:style-name="T2">Dd-tt&lt;Pl+</text:span><text:span text:style-name="T3">Δ</text:span></text:p>
              <text:p text:style-name="P3"><text:span text:style-name="T4"/></text:p>
            </draw:text-box>
          </draw:frame>
        </draw:g>
        <draw:g>
          <draw:polyline draw:style-name="gr5" draw:text-style-name="P2" draw:layer="layout" svg:width="2cm" svg:height="2.51cm" svg:x="4cm" svg:y="3.75cm" svg:viewBox="0 0 2001 2511" draw:points="0,2511 0,0 2001,0">
            <text:p/>
          </draw:polyline>
          <draw:frame draw:style-name="gr7" draw:text-style-name="P2" draw:layer="layout" svg:width="3.008cm" svg:height="0.711cm" svg:x="2.496cm" svg:y="3.65cm">
            <draw:text-box>
              <text:p text:style-name="P3"><text:span text:style-name="T2">Dd-ttmin&lt;now+</text:span><text:span text:style-name="T3">Δ</text:span></text:p>
            </draw:text-box>
          </draw:frame>
        </draw:g>
        <draw:g>
          <draw:polyline draw:style-name="gr5" draw:text-style-name="P2" draw:layer="layout" svg:width="1.25cm" svg:height="3.01cm" svg:x="2.75cm" svg:y="8.24cm" svg:viewBox="0 0 1251 3011" draw:points="1251,0 1251,750 0,750 0,3011 750,3011">
            <text:p/>
          </draw:polyline>
          <draw:frame draw:style-name="gr6" draw:text-style-name="P2" draw:layer="layout" svg:width="2.106cm" svg:height="1.092cm" svg:x="1.697cm" svg:y="8.949cm">
            <draw:text-box>
              <text:p text:style-name="P3"><text:span text:style-name="T2">Dd-tt&gt;Pl+</text:span><text:span text:style-name="T3">Δ</text:span></text:p>
              <text:p text:style-name="P3"><text:span text:style-name="T4"/></text:p>
            </draw:text-box>
          </draw:frame>
        </draw:g>
        <draw:g>
          <draw:g>
            <draw:polygon draw:style-name="gr1" draw:text-style-name="P1" draw:layer="layout" svg:width="2.85cm" svg:height="2.29cm" svg:x="14.725cm" svg:y="7.275cm" svg:viewBox="0 0 2851 2291" draw:points="0,2291 2851,2291 2851,0 0,0">
              <text:p/>
            </draw:polygon>
            <draw:polygon draw:style-name="gr2" draw:text-style-name="P2" draw:layer="layout" svg:width="2.85cm" svg:height="2.29cm" svg:x="14.725cm" svg:y="7.275cm" svg:viewBox="0 0 2851 2291" draw:points="0,2291 2851,2291 2851,0 0,0">
              <text:p/>
            </draw:polygon>
          </draw:g>
          <draw:frame draw:style-name="gr8" draw:text-style-name="P4" draw:layer="layout" svg:width="2.85cm" svg:height="2.76cm" svg:x="14.725cm" svg:y="7.04cm">
            <draw:text-box>
              <text:p text:style-name="P3"><text:span text:style-name="T1">Выбор маршрутов из дополнительных расписаний</text:span></text:p>
            </draw:text-box>
          </draw:frame>
        </draw:g>
        <draw:g>
          <draw:polyline draw:style-name="gr5" draw:text-style-name="P2" draw:layer="layout" svg:width="2.25cm" svg:height="2cm" svg:x="7.25cm" svg:y="4.5cm" svg:viewBox="0 0 2251 2001" draw:points="2251,2001 2251,1250 0,1250 0,0">
            <text:p/>
          </draw:polyline>
          <draw:frame draw:style-name="gr7" draw:text-style-name="P2" draw:layer="layout" svg:width="1.788cm" svg:height="0.711cm" svg:x="7.231cm" svg:y="5.395cm">
            <draw:text-box>
              <text:p text:style-name="P3"><text:span text:style-name="T4">Dd-tt&lt;Pl+</text:span><text:span text:style-name="T3">Δ</text:span></text:p>
            </draw:text-box>
          </draw:frame>
        </draw:g>
        <draw:g>
          <draw:polyline draw:style-name="gr5" draw:text-style-name="P2" draw:layer="layout" svg:width="3.975cm" svg:height="1.025cm" svg:x="10.75cm" svg:y="7.25cm" svg:viewBox="0 0 3976 1026" draw:points="0,0 750,0 750,1026 3976,1026">
            <text:p/>
          </draw:polyline>
          <draw:frame draw:style-name="gr7" draw:text-style-name="P2" draw:layer="layout" svg:width="2.055cm" svg:height="0.711cm" svg:x="11.197cm" svg:y="7.92cm">
            <draw:text-box>
              <text:p text:style-name="P3"><text:span text:style-name="T4">Dd-tt&gt;now+</text:span><text:span text:style-name="T3">Δ</text:span></text:p>
            </draw:text-box>
          </draw:frame>
        </draw:g>
        <draw:g>
          <draw:g>
            <draw:polygon draw:style-name="gr1" draw:text-style-name="P1" draw:layer="layout" svg:width="2.5cm" svg:height="1.5cm" svg:x="20cm" svg:y="7.3cm" svg:viewBox="0 0 2501 1501" draw:points="0,1501 2501,1501 2501,0 0,0">
              <text:p/>
            </draw:polygon>
            <draw:polygon draw:style-name="gr2" draw:text-style-name="P2" draw:layer="layout" svg:width="2.5cm" svg:height="1.5cm" svg:x="20cm" svg:y="7.3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20cm" svg:y="7.3cm">
            <draw:text-box>
              <text:p text:style-name="P3"><text:span text:style-name="T1">Оптимизация по стоимости</text:span></text:p>
            </draw:text-box>
          </draw:frame>
        </draw:g>
        <draw:g>
          <draw:polyline draw:style-name="gr5" draw:text-style-name="P2" draw:layer="layout" svg:width="1.425cm" svg:height="1.5cm" svg:x="16.15cm" svg:y="5.75cm" svg:viewBox="0 0 1426 1501" draw:points="0,1501 0,751 1426,751 1426,0">
            <text:p/>
          </draw:polyline>
          <draw:frame draw:style-name="gr9" draw:text-style-name="P2" draw:layer="layout" svg:width="2.3cm" svg:height="0.621cm" svg:x="15.713cm" svg:y="6.189cm">
            <draw:text-box>
              <text:p text:style-name="P3"><text:span text:style-name="T4">Нет вариантов</text:span></text:p>
            </draw:text-box>
          </draw:frame>
        </draw:g>
        <draw:polyline draw:style-name="gr5" draw:text-style-name="P2" draw:layer="layout" svg:width="2.425cm" svg:height="0.17cm" svg:x="17.575cm" svg:y="8.105cm" svg:viewBox="0 0 2426 171" draw:points="0,171 751,171 751,0 2426,0">
          <text:p/>
        </draw:polyline>
        <draw:g>
          <draw:g>
            <draw:polygon draw:style-name="gr1" draw:text-style-name="P1" draw:layer="layout" svg:width="2.5cm" svg:height="1.5cm" svg:x="16.325cm" svg:y="4.25cm" svg:viewBox="0 0 2501 1501" draw:points="0,1501 2501,1501 2501,0 0,0">
              <text:p/>
            </draw:polygon>
            <draw:polygon draw:style-name="gr2" draw:text-style-name="P2" draw:layer="layout" svg:width="2.5cm" svg:height="1.5cm" svg:x="16.325cm" svg:y="4.25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16.325cm" svg:y="4.25cm">
            <draw:text-box>
              <text:p text:style-name="P3"><text:span text:style-name="T1">Формирование заявок на несколько ТС</text:span></text:p>
            </draw:text-box>
          </draw:frame>
        </draw:g>
        <draw:g>
          <draw:polyline draw:style-name="gr5" draw:text-style-name="P2" draw:layer="layout" svg:width="9.075cm" svg:height="0.5cm" svg:x="8.5cm" svg:y="3.75cm" svg:viewBox="0 0 9076 501" draw:points="9076,501 9076,0 0,0">
            <text:p/>
          </draw:polyline>
          <draw:frame draw:style-name="gr9" draw:text-style-name="P2" draw:layer="layout" svg:width="3.055cm" svg:height="1.363cm" svg:x="11.76cm" svg:y="3.069cm">
            <draw:text-box>
              <text:p text:style-name="P3"><text:span text:style-name="T4">Отсутствие утвержденных заказов</text:span></text:p>
            </draw:text-box>
          </draw:frame>
        </draw:g>
        <draw:g>
          <draw:g>
            <draw:polygon draw:style-name="gr1" draw:text-style-name="P1" draw:layer="layout" svg:width="2.5cm" svg:height="1.5cm" svg:x="23cm" svg:y="7.355cm" svg:viewBox="0 0 2501 1501" draw:points="0,1501 2501,1501 2501,0 0,0">
              <text:p/>
            </draw:polygon>
            <draw:polygon draw:style-name="gr2" draw:text-style-name="P2" draw:layer="layout" svg:width="2.5cm" svg:height="1.5cm" svg:x="23cm" svg:y="7.355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23cm" svg:y="7.355cm">
            <draw:text-box>
              <text:p text:style-name="P3"><text:span text:style-name="T1">Заявка перевозчику</text:span></text:p>
            </draw:text-box>
          </draw:frame>
        </draw:g>
        <draw:g>
          <draw:g>
            <draw:polygon draw:style-name="gr1" draw:text-style-name="P1" draw:layer="layout" svg:width="2.5cm" svg:height="1.5cm" svg:x="23cm" svg:y="5cm" svg:viewBox="0 0 2501 1501" draw:points="0,1501 2501,1501 2501,0 0,0">
              <text:p/>
            </draw:polygon>
            <draw:polygon draw:style-name="gr2" draw:text-style-name="P2" draw:layer="layout" svg:width="2.5cm" svg:height="1.5cm" svg:x="23cm" svg:y="5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23cm" svg:y="5cm">
            <draw:text-box>
              <text:p text:style-name="P3"><text:span text:style-name="T1">Процесс аукциона среди ТЭК на маршруте</text:span></text:p>
            </draw:text-box>
          </draw:frame>
        </draw:g>
        <draw:g xml:id="id2" draw:id="id2">
          <draw:g>
            <draw:polygon draw:style-name="gr1" draw:text-style-name="P1" draw:layer="layout" svg:width="2.5cm" svg:height="1.5cm" svg:x="26.5cm" svg:y="7.355cm" svg:viewBox="0 0 2501 1501" draw:points="0,1501 2501,1501 2501,0 0,0">
              <text:p/>
            </draw:polygon>
            <draw:polygon draw:style-name="gr2" draw:text-style-name="P2" draw:layer="layout" svg:width="2.5cm" svg:height="1.5cm" svg:x="26.5cm" svg:y="7.355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26.5cm" svg:y="7.355cm">
            <draw:text-box>
              <text:p text:style-name="P3"><text:span text:style-name="T1">Формирование перевозочных документов</text:span></text:p>
            </draw:text-box>
          </draw:frame>
        </draw:g>
        <draw:g>
          <draw:polyline draw:style-name="gr5" draw:text-style-name="P2" draw:layer="layout" svg:width="5.425cm" svg:height="0.75cm" svg:x="18.825cm" svg:y="4.25cm" svg:viewBox="0 0 5426 751" draw:points="5426,751 5426,0 750,0 750,751 0,751">
            <text:p/>
          </draw:polyline>
          <draw:frame draw:style-name="gr9" draw:text-style-name="P2" draw:layer="layout" svg:width="2.982cm" svg:height="0.982cm" svg:x="20.047cm" svg:y="3.76cm">
            <draw:text-box>
              <text:p text:style-name="P3"><text:span text:style-name="T4">Отсутствие предложений</text:span></text:p>
            </draw:text-box>
          </draw:frame>
        </draw:g>
        <draw:g>
          <draw:line draw:style-name="gr5" draw:text-style-name="P2" draw:layer="layout" svg:x1="24.25cm" svg:y1="7.354cm" svg:x2="24.25cm" svg:y2="6.5cm">
            <text:p/>
          </draw:line>
          <draw:frame draw:style-name="gr9" draw:text-style-name="P2" draw:layer="layout" svg:width="1.411cm" svg:height="0.621cm" svg:x="23.545cm" svg:y="6.617cm">
            <draw:text-box>
              <text:p text:style-name="P3"><text:span text:style-name="T4">отказ</text:span></text:p>
            </draw:text-box>
          </draw:frame>
        </draw:g>
        <draw:polyline draw:style-name="gr5" draw:text-style-name="P2" draw:layer="layout" svg:width="0.88cm" svg:height="1.605cm" svg:x="22.52cm" svg:y="5.75cm" svg:viewBox="0 0 881 1606" draw:points="480,0 0,0 0,1125 881,1125 881,1606">
          <text:p/>
        </draw:polyline>
        <draw:line draw:style-name="gr5" draw:text-style-name="P2" draw:layer="layout" svg:x1="25.5cm" svg:y1="8.105cm" svg:x2="26.499cm" svg:y2="8.105cm">
          <text:p/>
        </draw:line>
        <draw:line draw:style-name="gr5" draw:text-style-name="P2" draw:layer="layout" svg:x1="22.5cm" svg:y1="8.105cm" svg:x2="23cm" svg:y2="8.105cm">
          <text:p/>
        </draw:line>
        <draw:g>
          <draw:g>
            <draw:polygon draw:style-name="gr1" draw:text-style-name="P1" draw:layer="layout" svg:width="2.5cm" svg:height="1.5cm" svg:x="6.75cm" svg:y="11.5cm" svg:viewBox="0 0 2501 1501" draw:points="0,1501 2501,1501 2501,0 0,0">
              <text:p/>
            </draw:polygon>
            <draw:polygon draw:style-name="gr2" draw:text-style-name="P2" draw:layer="layout" svg:width="2.5cm" svg:height="1.5cm" svg:x="6.75cm" svg:y="11.5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6.75cm" svg:y="11.5cm">
            <draw:text-box>
              <text:p text:style-name="P3"><text:span text:style-name="T1">M&lt;&gt;Plm</text:span><text:span text:style-name="T5">±α</text:span></text:p>
            </draw:text-box>
          </draw:frame>
        </draw:g>
        <draw:g>
          <draw:g>
            <draw:polygon draw:style-name="gr1" draw:text-style-name="P1" draw:layer="layout" svg:width="2.5cm" svg:height="1.5cm" svg:x="9.75cm" svg:y="9.75cm" svg:viewBox="0 0 2501 1501" draw:points="0,1501 2501,1501 2501,0 0,0">
              <text:p/>
            </draw:polygon>
            <draw:polygon draw:style-name="gr2" draw:text-style-name="P2" draw:layer="layout" svg:width="2.5cm" svg:height="1.5cm" svg:x="9.75cm" svg:y="9.75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9.75cm" svg:y="9.75cm">
            <draw:text-box>
              <text:p text:style-name="P3"><text:span text:style-name="T6">M≈Plm</text:span><text:span text:style-name="T5">±α</text:span></text:p>
            </draw:text-box>
          </draw:frame>
        </draw:g>
        <draw:g>
          <draw:g>
            <draw:polygon draw:style-name="gr1" draw:text-style-name="P1" draw:layer="layout" svg:width="2.5cm" svg:height="1.5cm" svg:x="9.75cm" svg:y="11.75cm" svg:viewBox="0 0 2501 1501" draw:points="0,1501 2501,1501 2501,0 0,0">
              <text:p/>
            </draw:polygon>
            <draw:polygon draw:style-name="gr2" draw:text-style-name="P2" draw:layer="layout" svg:width="2.5cm" svg:height="1.5cm" svg:x="9.75cm" svg:y="11.75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9.75cm" svg:y="11.75cm">
            <draw:text-box>
              <text:p text:style-name="P3"><text:span text:style-name="T6">M&gt;Plm</text:span><text:span text:style-name="T5">±α</text:span></text:p>
              <text:p text:style-name="P3"><text:span text:style-name="T1"/></text:p>
            </draw:text-box>
          </draw:frame>
        </draw:g>
        <draw:g>
          <draw:g>
            <draw:polygon draw:style-name="gr1" draw:text-style-name="P1" draw:layer="layout" svg:width="2.5cm" svg:height="1.5cm" svg:x="12.125cm" svg:y="16.5cm" svg:viewBox="0 0 2501 1501" draw:points="0,1501 2501,1501 2501,0 0,0">
              <text:p/>
            </draw:polygon>
            <draw:polygon draw:style-name="gr2" draw:text-style-name="P2" draw:layer="layout" svg:width="2.5cm" svg:height="1.5cm" svg:x="12.125cm" svg:y="16.5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12.125cm" svg:y="16.5cm">
            <draw:text-box>
              <text:p text:style-name="P3"><text:span text:style-name="T6">M&lt;Plm</text:span><text:span text:style-name="T5">±α</text:span></text:p>
            </draw:text-box>
          </draw:frame>
        </draw:g>
        <draw:g>
          <draw:g>
            <draw:polygon draw:style-name="gr1" draw:text-style-name="P1" draw:layer="layout" svg:width="3.25cm" svg:height="1.95cm" svg:x="13cm" svg:y="12.025cm" svg:viewBox="0 0 3251 1951" draw:points="0,1951 3251,1951 3251,0 0,0">
              <text:p/>
            </draw:polygon>
            <draw:polygon draw:style-name="gr2" draw:text-style-name="P2" draw:layer="layout" svg:width="3.25cm" svg:height="1.95cm" svg:x="13cm" svg:y="12.025cm" svg:viewBox="0 0 3251 1951" draw:points="0,1951 3251,1951 3251,0 0,0">
              <text:p/>
            </draw:polygon>
          </draw:g>
          <draw:frame draw:style-name="gr10" draw:text-style-name="P2" draw:layer="layout" svg:width="3.25cm" svg:height="1.95cm" svg:x="13cm" svg:y="12.025cm">
            <draw:text-box>
              <text:p text:style-name="P3"><text:span text:style-name="T1">Проверка возможности переноса лишнего груза на следующий плановый выезд</text:span></text:p>
            </draw:text-box>
          </draw:frame>
        </draw:g>
        <draw:g xml:id="id1" draw:id="id1">
          <draw:g>
            <draw:polygon draw:style-name="gr1" draw:text-style-name="P1" draw:layer="layout" svg:width="2.5cm" svg:height="1.5cm" svg:x="20cm" svg:y="12.25cm" svg:viewBox="0 0 2501 1501" draw:points="0,1501 2501,1501 2501,0 0,0">
              <text:p/>
            </draw:polygon>
            <draw:polygon draw:style-name="gr2" draw:text-style-name="P2" draw:layer="layout" svg:width="2.5cm" svg:height="1.5cm" svg:x="20cm" svg:y="12.25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20cm" svg:y="12.25cm">
            <draw:text-box>
              <text:p text:style-name="P3"><text:span text:style-name="T1">Уведомление перевозчика</text:span></text:p>
            </draw:text-box>
          </draw:frame>
        </draw:g>
        <draw:polyline draw:style-name="gr5" draw:text-style-name="P2" draw:layer="layout" svg:width="0.75cm" svg:height="1cm" svg:x="6cm" svg:y="11.25cm" svg:viewBox="0 0 751 1001" draw:points="0,0 385,0 385,1001 751,1001">
          <text:p/>
        </draw:polyline>
        <draw:polyline draw:style-name="gr5" draw:text-style-name="P2" draw:layer="layout" svg:width="1.75cm" svg:height="1cm" svg:x="8cm" svg:y="10.5cm" svg:viewBox="0 0 1751 1001" draw:points="0,1001 0,0 1751,0">
          <text:p/>
        </draw:polyline>
        <draw:polyline draw:style-name="gr5" draw:text-style-name="P2" draw:layer="layout" svg:width="0.5cm" svg:height="0.25cm" svg:x="9.25cm" svg:y="12.25cm" svg:viewBox="0 0 501 251" draw:points="0,0 246,0 246,251 501,251">
          <text:p/>
        </draw:polyline>
        <draw:polyline draw:style-name="gr5" draw:text-style-name="P2" draw:layer="layout" svg:width="4.125cm" svg:height="4.25cm" svg:x="8cm" svg:y="13cm" svg:viewBox="0 0 4126 4251" draw:points="0,0 0,4251 4126,4251">
          <text:p/>
        </draw:polyline>
        <draw:polyline draw:style-name="gr5" draw:text-style-name="P2" draw:layer="layout" svg:width="0.75cm" svg:height="0.5cm" svg:x="12.25cm" svg:y="12.5cm" svg:viewBox="0 0 751 501" draw:points="0,0 385,0 385,501 751,501">
          <text:p/>
        </draw:polyline>
        <draw:g>
          <draw:line draw:style-name="gr5" draw:text-style-name="P2" draw:layer="layout" svg:x1="16.342cm" svg:y1="13cm" svg:x2="20.063cm" svg:y2="13cm">
            <text:p/>
          </draw:line>
          <draw:frame draw:style-name="gr9" draw:text-style-name="P4" draw:layer="layout" svg:width="7cm" svg:height="0.621cm" svg:x="14.7cm" svg:y="12.69cm">
            <draw:text-box>
              <text:p text:style-name="P3"><text:span text:style-name="T4">да</text:span></text:p>
            </draw:text-box>
          </draw:frame>
        </draw:g>
        <draw:g>
          <draw:polyline draw:style-name="gr5" draw:text-style-name="P2" draw:layer="layout" svg:width="5.125cm" svg:height="4.025cm" svg:x="9.5cm" svg:y="8cm" svg:viewBox="0 0 5126 4026" draw:points="5126,4026 5126,1800 4726,1800 4726,750 0,750 0,0">
            <text:p/>
          </draw:polyline>
          <draw:frame draw:style-name="gr9" draw:text-style-name="P2" draw:layer="layout" svg:width="1.411cm" svg:height="0.621cm" svg:x="13.794cm" svg:y="10.69cm">
            <draw:text-box>
              <text:p text:style-name="P3"><text:span text:style-name="T4">нет</text:span></text:p>
            </draw:text-box>
          </draw:frame>
        </draw:g>
        <draw:g>
          <draw:g>
            <draw:polygon draw:style-name="gr1" draw:text-style-name="P1" draw:layer="layout" svg:width="2.5cm" svg:height="1.076cm" svg:x="16.799cm" svg:y="15.092cm" svg:viewBox="0 0 2501 1077" draw:points="0,1077 2501,1077 2501,0 0,0">
              <text:p/>
            </draw:polygon>
            <draw:polygon draw:style-name="gr2" draw:text-style-name="P2" draw:layer="layout" svg:width="2.5cm" svg:height="1.076cm" svg:x="16.799cm" svg:y="15.092cm" svg:viewBox="0 0 2501 1077" draw:points="0,1077 2501,1077 2501,0 0,0">
              <text:p/>
            </draw:polygon>
          </draw:g>
          <draw:frame draw:style-name="gr11" draw:text-style-name="P4" draw:layer="layout" svg:width="2.5cm" svg:height="1.462cm" svg:x="16.799cm" svg:y="14.9cm">
            <draw:text-box>
              <text:p text:style-name="P3"><text:span text:style-name="T1">Отказ от планового маршрута</text:span></text:p>
            </draw:text-box>
          </draw:frame>
        </draw:g>
        <draw:g>
          <draw:g>
            <draw:polygon draw:style-name="gr1" draw:text-style-name="P1" draw:layer="layout" svg:width="3.149cm" svg:height="1.5cm" svg:x="16.75cm" svg:y="16.5cm" svg:viewBox="0 0 3150 1501" draw:points="0,1501 3150,1501 3150,0 0,0">
              <text:p/>
            </draw:polygon>
            <draw:polygon draw:style-name="gr2" draw:text-style-name="P2" draw:layer="layout" svg:width="3.149cm" svg:height="1.5cm" svg:x="16.75cm" svg:y="16.5cm" svg:viewBox="0 0 3150 1501" draw:points="0,1501 3150,1501 3150,0 0,0">
              <text:p/>
            </draw:polygon>
          </draw:g>
          <draw:frame draw:style-name="gr12" draw:text-style-name="P4" draw:layer="layout" svg:width="3.149cm" svg:height="1.985cm" svg:x="16.75cm" svg:y="16.258cm">
            <draw:text-box>
              <text:p text:style-name="P3"><text:span text:style-name="T1">Добавление заказов в текущую плановую перевозку</text:span></text:p>
            </draw:text-box>
          </draw:frame>
        </draw:g>
        <draw:g>
          <draw:g>
            <draw:polygon draw:style-name="gr1" draw:text-style-name="P1" draw:layer="layout" svg:width="2.5cm" svg:height="1.5cm" svg:x="16.75cm" svg:y="18.5cm" svg:viewBox="0 0 2501 1501" draw:points="0,1501 2501,1501 2501,0 0,0">
              <text:p/>
            </draw:polygon>
            <draw:polygon draw:style-name="gr2" draw:text-style-name="P2" draw:layer="layout" svg:width="2.5cm" svg:height="1.5cm" svg:x="16.75cm" svg:y="18.5cm" svg:viewBox="0 0 2501 1501" draw:points="0,1501 2501,1501 2501,0 0,0">
              <text:p/>
            </draw:polygon>
          </draw:g>
          <draw:frame draw:style-name="gr4" draw:text-style-name="P2" draw:layer="layout" svg:width="2.5cm" svg:height="1.604cm" svg:x="16.75cm" svg:y="18.448cm">
            <draw:text-box>
              <text:p text:style-name="P3"><text:span text:style-name="T1">Заявка перевозчику на изменение <text:s/>типа ТС</text:span></text:p>
            </draw:text-box>
          </draw:frame>
        </draw:g>
        <draw:path draw:style-name="gr5" draw:text-style-name="P2" draw:layer="layout" svg:width="8.25cm" svg:height="1.918cm" svg:x="12.25cm" svg:y="10.333cm" svg:viewBox="0 0 8251 1919" svg:d="M0 167h2208c0-31 7-57 23-83 15-27 34-46 61-61 26-16 52-23 83-23 30 0 56 7 83 23 27 15 46 34 61 61 15 26 22 52 22 83h208v1232h5502v520">
          <text:p/>
        </draw:path>
        <draw:g>
          <draw:g>
            <draw:polygon draw:style-name="gr1" draw:text-style-name="P1" draw:layer="layout" svg:width="3.25cm" svg:height="1.95cm" svg:x="20cm" svg:y="9.525cm" svg:viewBox="0 0 3251 1951" draw:points="0,1951 3251,1951 3251,0 0,0">
              <text:p/>
            </draw:polygon>
            <draw:polygon draw:style-name="gr2" draw:text-style-name="P2" draw:layer="layout" svg:width="3.25cm" svg:height="1.95cm" svg:x="20cm" svg:y="9.525cm" svg:viewBox="0 0 3251 1951" draw:points="0,1951 3251,1951 3251,0 0,0">
              <text:p/>
            </draw:polygon>
          </draw:g>
          <draw:frame draw:style-name="gr10" draw:text-style-name="P2" draw:layer="layout" svg:width="3.25cm" svg:height="1.95cm" svg:x="20cm" svg:y="9.525cm">
            <draw:text-box>
              <text:p text:style-name="P3"><text:span text:style-name="T1">Отказ</text:span></text:p>
            </draw:text-box>
          </draw:frame>
        </draw:g>
        <draw:polyline draw:style-name="gr5" draw:text-style-name="P2" draw:layer="layout" svg:width="0.125cm" svg:height="0.775cm" svg:x="21.5cm" svg:y="11.475cm" svg:viewBox="0 0 126 776" draw:points="0,776 0,391 126,391 126,0">
          <text:p/>
        </draw:polyline>
        <draw:g>
          <draw:path draw:style-name="gr5" draw:text-style-name="P2" draw:layer="layout" svg:width="9.125cm" svg:height="4.5cm" svg:x="14.625cm" svg:y="10.5cm" svg:viewBox="0 0 9126 4501" svg:d="M8626 0h500v4500l-2284 1v-1c0-30-7-56-23-83-15-26-34-45-61-61-26-15-52-22-83-22-30 0-56 7-83 22-27 16-46 35-61 61-15 27-22 53-22 83l-167 1v-1c0-30-7-56-23-83-15-26-34-45-61-61-26-15-52-22-83-22-30 0-57 7-83 22-27 16-46 35-61 61-15 27-22 53-22 83l-704 1v-1c0-30-7-56-23-83-15-27-34-46-61-61-27-16-53-23-83-23-31 0-57 7-84 23-27 15-46 34-61 61-15 26-22 52-22 83h-4971v-1025">
            <text:p/>
          </draw:path>
        </draw:g>
        <draw:polyline draw:style-name="gr5" draw:text-style-name="P2" draw:layer="layout" svg:width="3.375cm" svg:height="1.25cm" svg:x="13.375cm" svg:y="15.25cm" svg:viewBox="0 0 3376 1251" draw:points="0,1251 0,0 3376,0">
          <text:p/>
        </draw:polyline>
        <draw:line draw:style-name="gr5" draw:text-style-name="P2" draw:layer="layout" svg:x1="14.625cm" svg:y1="17.25cm" svg:x2="16.749cm" svg:y2="17.25cm">
          <text:p/>
        </draw:line>
        <draw:polyline draw:style-name="gr5" draw:text-style-name="P2" draw:layer="layout" svg:width="3.375cm" svg:height="1.25cm" svg:x="13.375cm" svg:y="18cm" svg:viewBox="0 0 3376 1251" draw:points="0,0 0,1251 3376,1251">
          <text:p/>
        </draw:polyline>
        <draw:path draw:style-name="gr5" draw:text-style-name="P2" draw:layer="layout" svg:width="2.05cm" svg:height="1.5cm" svg:x="19.25cm" svg:y="13.75cm" svg:viewBox="0 0 2051 1501" svg:d="M0 1501h512v-751l872 1c0-31 7-57 23-84 15-26 34-46 61-61 26-15 52-22 83-22s57 7 83 22c27 15 46 35 61 61 16 27 23 52 23 83h333v-750">
          <text:p/>
        </draw:path>
        <draw:polyline draw:style-name="gr5" draw:text-style-name="P2" draw:layer="layout" svg:width="2.8cm" svg:height="7cm" svg:x="18cm" svg:y="13.75cm" svg:viewBox="0 0 2801 7001" draw:points="0,6251 0,7001 2801,7001 2801,0">
          <text:p/>
        </draw:polyline>
        <draw:path draw:style-name="gr5" draw:text-style-name="P2" draw:layer="layout" svg:width="2.05cm" svg:height="3.5cm" svg:x="19.25cm" svg:y="13.75cm" svg:viewBox="0 0 2051 3501" svg:d="M0 3500l1384 1v-1c0-30 7-56 23-83 15-26 34-45 61-61 26-15 52-22 83-22s57 7 83 22c27 16 46 35 61 61 16 27 23 53 23 83h333v-3500">
          <text:p/>
        </draw:path>
        <draw:g>
          <draw:path draw:style-name="gr2" draw:text-style-name="P2" draw:layer="layout" svg:width="7.355cm" svg:height="4.181cm" svg:x="22cm" svg:y="15.542cm" svg:viewBox="0 0 7356 4182" svg:d="M354 0c-32 0-60 7-88 24-29 16-49 36-65 65-17 28-24 55-24 88v1736c0 33-7 61-24 89-16 28-36 48-64 65-29 16-56 23-89 23 33 0 60 8 89 24 28 17 48 37 64 65 17 28 24 56 24 89v1736 1c0 33 7 60 24 88 16 29 36 49 65 65 28 17 55 24 88 24M7002 0c32 0 60 7 88 24 29 16 49 36 65 65 17 28 24 55 24 88v1736c0 33 7 61 24 89 16 28 36 48 64 65 29 16 56 23 89 23-33 0-60 8-89 24-28 17-48 37-64 65-17 28-24 56-24 89v1736 1c0 33-7 60-24 88-16 29-36 49-65 65-28 17-55 24-88 24">
            <text:p/>
          </draw:path>
          <draw:frame draw:style-name="gr13" draw:text-style-name="P2" draw:layer="layout" svg:width="6.911cm" svg:height="5.064cm" svg:x="22.221cm" svg:y="15.1cm">
            <draw:text-box>
              <text:p text:style-name="P5"><text:span text:style-name="T7">Dd</text:span><text:span text:style-name="T8">- плановое время доставки</text:span><text:span text:style-name="T8"><text:line-break/></text:span><text:span text:style-name="T7">Ttmin </text:span><text:span text:style-name="T8">-Минимальное транзитное время</text:span><text:span text:style-name="T8"><text:line-break/></text:span><text:span text:style-name="T7">Tt</text:span><text:span text:style-name="T8">-Транзитное время плановой машины</text:span><text:span text:style-name="T8"><text:line-break/></text:span><text:span text:style-name="T7">Pl</text:span><text:span text:style-name="T8">-Дата отправки плановой машины</text:span><text:span text:style-name="T8"><text:line-break/></text:span><text:span text:style-name="T9">Δ</text:span><text:span text:style-name="T8">-Время обработки заявки перевозчиком</text:span><text:span text:style-name="T8"><text:line-break/></text:span><text:span text:style-name="T7">now</text:span><text:span text:style-name="T8">-Нынешняя дата</text:span><text:span text:style-name="T8"><text:line-break/></text:span><text:span text:style-name="T10">Plm</text:span><text:span text:style-name="T11">-грузоподъемность машины</text:span><text:span text:style-name="T11"><text:line-break/></text:span><text:span text:style-name="T9">±α</text:span><text:span text:style-name="T8">-</text:span><text:span text:style-name="T12">Погрешность массы груза на грузоподъемность ТС</text:span></text:p>
            </draw:text-box>
          </draw:frame>
        </draw:g>
        <draw:line draw:style-name="gr2" draw:text-style-name="P2" draw:layer="layout" svg:x1="0.4cm" svg:y1="7cm" svg:x2="0.501cm" svg:y2="17.001cm">
          <text:p/>
        </draw:line>
        <draw:g>
          <draw:polyline draw:style-name="gr2" draw:text-style-name="P2" draw:layer="layout" svg:width="1.167cm" svg:height="7.377cm" svg:x="0.5cm" svg:y="13.311cm" svg:viewBox="0 0 1168 7378" draw:points="1168,0 0,0 0,7378 1168,7378">
            <text:p/>
          </draw:polyline>
          <draw:frame draw:style-name="gr14" draw:text-style-name="P7" draw:layer="layout" svg:width="7cm" svg:height="7.377cm" svg:x="0.5cm" svg:y="13.311cm">
            <draw:text-box>
              <text:p text:style-name="P6"><text:span text:style-name="T10">Данные о клиентских заявках</text:span><text:span text:style-name="T10"><text:line-break/></text:span><text:span text:style-name="T13"></text:span><text:span text:style-name="T13"><text:tab/></text:span><text:span text:style-name="T10">ID заявки</text:span><text:span text:style-name="T10"><text:line-break/></text:span><text:span text:style-name="T13"></text:span><text:span text:style-name="T13"><text:tab/></text:span><text:span text:style-name="T10">ID клиента</text:span><text:span text:style-name="T10"><text:line-break/></text:span><text:span text:style-name="T13"></text:span><text:span text:style-name="T13"><text:tab/></text:span><text:span text:style-name="T10">адрес доставки</text:span><text:span text:style-name="T10"><text:line-break/></text:span><text:span text:style-name="T13"></text:span><text:span text:style-name="T13"><text:tab/></text:span><text:span text:style-name="T10">адрес склада</text:span><text:span text:style-name="T10"><text:line-break/></text:span><text:span text:style-name="T13"></text:span><text:span text:style-name="T13"><text:tab/></text:span><text:span text:style-name="T10">плановое время доставки</text:span><text:span text:style-name="T10"><text:line-break/></text:span><text:span text:style-name="T13"></text:span><text:span text:style-name="T13"><text:tab/></text:span><text:span text:style-name="T10">масса, объем, количество коробок</text:span><text:span text:style-name="T10"><text:line-break/></text:span><text:span text:style-name="T13"></text:span><text:span text:style-name="T13"><text:tab/></text:span><text:span text:style-name="T10">торговый представитель</text:span><text:span text:style-name="T10"><text:line-break/></text:span><text:span text:style-name="T13"></text:span><text:span text:style-name="T13"><text:tab/></text:span><text:span text:style-name="T14">приоритет</text:span><text:span text:style-name="T10"><text:line-break/></text:span><text:span text:style-name="T13"></text:span><text:span text:style-name="T13"><text:tab/></text:span><text:span text:style-name="T10">Reference fields</text:span><text:span text:style-name="T10"><text:line-break/></text:span><text:span text:style-name="T13"></text:span><text:span text:style-name="T13"><text:tab/></text:span><text:span text:style-name="T10">условие доставки (тип ТС и т.п.)</text:span></text:p>
            </draw:text-box>
          </draw:frame>
        </draw:g>
        <draw:polyline draw:style-name="gr5" draw:text-style-name="P2" draw:layer="layout" svg:width="2.425cm" svg:height="1.655cm" svg:x="18.825cm" svg:y="5.7cm" svg:viewBox="0 0 2426 1656" draw:points="0,0 0,750 2426,750 2426,1656">
          <text:p/>
        </draw:polyline>
        <draw:custom-shape draw:style-name="gr15" draw:text-style-name="P9" draw:layer="layout" svg:width="2cm" svg:height="1.9cm" svg:x="0.3cm" svg:y="6.4cm">
          <text:p text:style-name="P8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0" draw:layer="layout" svg:x1="22.501cm" svg:y1="13cm" svg:x2="27.75cm" svg:y2="8.856cm" draw:start-shape="id1" draw:start-glue-point="1" draw:end-shape="id2" draw:end-glue-point="2" svg:d="M22501 13000h5249v-4144" svg:viewBox="0 0 5250 4145">
          <text:p/>
        </draw:connector>
        <draw:custom-shape draw:style-name="gr15" draw:text-style-name="P9" draw:layer="layout" svg:width="2cm" svg:height="1.9cm" svg:x="26.8cm" svg:y="5.4cm">
          <text:p text:style-name="P8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2" draw:layer="layout" svg:width="24.6cm" svg:height="2.144cm" svg:x="2.4cm" svg:y="0.499cm">
          <draw:text-box>
            <text:p text:style-name="P11"><text:span text:style-name="T15">Процесс планирования перевозки грузов</text:span></text:p>
            <text:p text:style-name="P11"><text:span text:style-name="T16">(оптимизационный модуль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alibri Greek1" svg:font-family="'Calibri Greek'"/>
    <style:font-face style:name="Symbol1" svg:font-family="Symbol"/>
    <style:font-face style:name="Arial" svg:font-family="Arial" style:font-pitch="variable"/>
    <style:font-face style:name="Calibri" svg:font-family="Calibri" style:font-pitch="variable"/>
    <style:font-face style:name="Calibri Greek" svg:font-family="'Calibri Greek'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11-19T18:48:24.322000000</dc:date>
    <meta:creation-date>2015-11-09T10:59:03Z</meta:creation-date>
    <meta:generator>LibreOffice/5.0.2.2$Windows_x86 LibreOffice_project/37b43f919e4de5eeaca9b9755ed688758a8251fe</meta:generator>
    <meta:editing-duration>PT6M47S</meta:editing-duration>
    <meta:editing-cycles>1</meta:editing-cycles>
    <meta:document-statistic meta:object-count="164"/>
  </office:meta>
</office:document-meta>
</file>